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CHOQUE MAMANI, GRACIELA EUGENIA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AC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AVIPOLLO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MAKRO - AREQUIPA (COST. TERMINAL)</text:span></text:p>
      <text:p text:style-name="P6"/>
      <text:p text:style-name="P6">Recojo: <text:span text:style-name="T3">CHOQUE MAMANI, GRACIELA EUGEN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2:10:2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